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style:text-properties style:font-name="Courier 10 Pitch"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2" style:family="paragraph" style:parent-style-name="Standard">
      <style:paragraph-properties fo:line-height="150%"/>
      <style:text-properties style:font-name="Courier 10 Pitch" fo:font-size="11pt" fo:font-style="normal" style:text-underline-style="none" fo:font-weight="normal" style:font-size-asian="11pt" style:font-style-asian="normal" style:font-weight-asian="normal" style:font-size-complex="11pt" style:font-style-complex="normal" style:font-weight-complex="normal"/>
    </style:style>
    <style:style style:name="P3" style:family="paragraph" style:parent-style-name="Standard">
      <style:paragraph-properties fo:line-height="150%" fo:text-align="justify" style:justify-single-word="false"/>
      <style:text-properties style:font-name="Courier 10 Pitch" fo:font-size="11pt" fo:font-style="normal" style:text-underline-style="none" fo:font-weight="normal" style:font-size-asian="11pt" style:font-style-asian="normal" style:font-weight-asian="normal" style:font-size-complex="11pt" style:font-style-complex="normal" style:font-weight-complex="normal"/>
    </style:style>
    <text:list-style style:name="L1">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DB </text:p>
      <text:p text:style-name="P2"/>
      <text:p text:style-name="P2">1. How do you find an infinite loop using GDB? </text:p>
      <text:p text:style-name="P2">2. How do you debug dynamic and static linking using GDB? </text:p>
      <text:p text:style-name="P2">3. What is core dump? And why it is required? </text:p>
      <text:p text:style-name="P2">4. Which option of compilation is used for GDB? And what is the extra information that is added to the executable(a.out)? </text:p>
      <text:p text:style-name="P2">5. what is GDB. how will you set break point to a particular line number. </text:p>
      <text:p text:style-name="P2">6. How will you debug the child process? </text:p>
      <text:p text:style-name="P2">7. If you set a breakpoint to a function, and call the function inside the fork( ) then to which process that breakpoint is set(child or parent). </text:p>
      <text:p text:style-name="P2">8. How will u check the stack of the process?</text:p>
      <text:p text:style-name="P2">9. Does separate stack is created for child process?</text:p>
      <text:p text:style-name="P2">10. why gdb ?how do u debug ?some basic commands used in gdb and their usage</text:p>
      <text:p text:style-name="P2"/>
      <text:p text:style-name="P2"/>
      <text:p text:style-name="P1">Others</text:p>
      <text:p text:style-name="P1"/>
      <text:p text:style-name="P2">1. What is the advantage of dynamic linking over static linking? </text:p>
      <text:p text:style-name="P2">Other Tools </text:p>
      <text:p text:style-name="P2">2. Explain why and how are u going to use memprof tool ? </text:p>
      <text:p text:style-name="P2">3. What is GCOV? how will u use it? </text:p>
      <text:p text:style-name="P2">4. Explain what are all the things u get from GCOV </text:p>
      <text:p text:style-name="P2">5. What is GCOV? What it does? Explain</text:p>
      <text:p text:style-name="P2">6. What is the disadvantage of Macro when we use GDB?</text:p>
      <text:p text:style-name="P2">7. Assume If u are running a program , it gives the segmentation fault, if run the same program with the GDB it works fine. How you will find the problem in that program? Assume if debugging info is not available, how you will find error in program?.</text:p>
      <text:p text:style-name="P2">8. What is make file and why is it used?</text:p>
      <text:p text:style-name="P2">9. Which option of compilation is used for GDB? And what is the extra information that is added to the executable(a.out)?</text:p>
      <text:p text:style-name="P2">10. got and PLT working </text:p>
      <text:p text:style-name="P2">11. how the make file work exe : gcc -o main main.c </text:p>
      <text:p text:style-name="P2">12. gdb break and watch point diffrence </text:p>
      <text:p text:style-name="P2"><text:soft-page-break/>13. what are things you can call through gdb ( file, line ...)</text:p>
      <text:p text:style-name="P2">14. How to debug segmentation fault code?</text:p>
      <text:p text:style-name="P3">15. Explain compiation process. </text:p>
      <text:p text:style-name="P3">16. Draw a parse tree for unary operator. </text:p>
      <text:p text:style-name="P3">17. Explain about compiler and linker. </text:p>
      <text:p text:style-name="P3">18. Error in each stage of compilation. </text:p>
      <text:p text:style-name="P3">19. what is local and global binding. </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alisa </meta:initial-creator>
    <meta:creation-date>2015-10-09T17:42:12</meta:creation-date>
    <dc:date>2015-10-12T15:19:03</dc:date>
    <dc:creator>Monalisa </dc:creator>
    <meta:editing-duration>PT1H33M20S</meta:editing-duration>
    <meta:editing-cycles>16</meta:editing-cycles>
    <meta:generator>LibreOffice/3.5$Linux_x86 LibreOffice_project/350m1$Build-2</meta:generator>
    <meta:document-statistic meta:table-count="0" meta:image-count="0" meta:object-count="0" meta:page-count="2" meta:paragraph-count="32" meta:word-count="359" meta:character-count="1850" meta:non-whitespace-character-count="1502"/>
  </office:meta>
</office:document-meta>
</file>